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0pt" officeooo:paragraph-rsid="0008585f" style:font-size-asian="10pt" style:font-size-complex="10pt"/>
    </style:style>
    <style:style style:name="P2" style:family="paragraph" style:parent-style-name="Standard">
      <style:paragraph-properties fo:margin-left="0in" fo:margin-right="0in" fo:text-indent="0in" style:auto-text-indent="false" fo:break-before="page"/>
      <style:text-properties fo:font-size="10pt" officeooo:paragraph-rsid="0008585f" style:font-size-asian="10pt" style:font-size-complex="10pt"/>
    </style:style>
    <style:style style:name="T1" style:family="text">
      <style:text-properties fo:font-variant="normal" fo:text-transform="none" fo:color="#222222" style:font-name="arial" fo:font-size="9.75pt" fo:letter-spacing="normal" fo:font-style="normal" fo:font-weight="normal"/>
    </style:style>
    <style:style style:name="T2" style:family="text">
      <style:text-properties fo:font-variant="normal" fo:text-transform="none" fo:color="#222222" style:font-name="arial"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Reviewer Comments to Author:</text:span><text:line-break/><text:line-break/><text:span text:style-name="T2">Reviewer: 1</text:span><text:line-break/><text:line-break/><text:span text:style-name="T2">Comments to the Author</text:span><text:line-break/><text:span text:style-name="T2">My main concern is the section of Further analysis. There is no reason why we should be sure of (not just suspect) electoral fraud when turnout and the vote share of the winning party are highly correlated. It is a necessary, but not sufficient, condition. If you still pursue in this direction (which I don't recommend). you should give us persuasive justification.</text:span><text:line-break/><text:line-break/><text:span text:style-name="T2">I'm not convinced of accuracy of VotoSocial, either. Why is its accuracy guaranteed when three users verify it? Why three is enough? And how can you or we verify that it is accurate? People may be fine with it, though the government easily defies it.</text:span><text:line-break/><text:line-break/><text:line-break/><text:line-break/></text:p>
      <text:p text:style-name="P1"/>
      <text:p text:style-name="P1"><text:span text:style-name="T2">Reviewer: 2</text:span><text:line-break/><text:line-break/><text:span text:style-name="T2">Comments to the Author</text:span><text:line-break/><text:span text:style-name="T2">The paper describes how crowdsourcing can be used to check electoral polling tables results, and how this provides a tool for monitoring double-check results. The paper is well structured, and the topics are well explained, but the conclusions are too naive and (techno-)optimistic.</text:span><text:line-break/><text:line-break/><text:span text:style-name="T2">In particular, the authors should defend their position that "crowdsourcing platforms may be needed to provide structure and systematisation with the goal of reaching some positive change", that higher internet penetration rates would lead to "real changes" in policy making and politics, and that crowdsourcing may steer nations in "really democratic" direction, against the following argument: if interest groups are strong, power, organised, and wealthy enough to be able to commit electoral fraud, why should they not be able to influence a crowdsourcing system as well?</text:span><text:line-break/><text:line-break/><text:span text:style-name="T2">Furthermore, the argument that there is no safety concerns for users because the system "was never seen as a threat to the government or its institution" doesn't seems sound. If the system is actually exposing corruption, fraud (as described in section 4), and bringing change (as claimed in the conclusions), it would definitely be a threat to someone powerful. How is the safety of the users insured?</text:span><text:line-break/><text:line-break/><text:span text:style-name="T2">The authors also suggest (page 8 paragraph 4) that the system could become "people managed". What do they actually mean by that? Does that refers to a national public institution, if that is the case, it would still somehow part of the state system it is trying to control, how would independence be insured? In general, the same question would hold if that refers to a NGO.</text:span><text:line-break/><text:line-break/><text:span text:style-name="T2">Finally -- investment in education aside -- the idea that higher investment in ICT (and thus maybe higher internet penetration, but not necessarly) would lead to an increase in political participation is not as uncontroversial as it sound in the conclusions. The presented system involved less than a thousand active users, not necessarily new to politics, nor more active than before, and not necessarily more active because of the internet. If the authors want to hold such position, they should provide more detailed and concrete evidence.</text:span><text:line-break/><text:line-break/></text:p>
      <text:p text:style-name="P2"><text:span text:style-name="T2">Further minor suggestions:</text:span><text:line-break/><text:span text:style-name="T2">- move introductory part of section 3 (which is still discussing the political context) to section 2, thus 3.1 would just be section 3 (just presenting VotoSocial)</text:span><text:line-break/><text:span text:style-name="T2">- move last paragraph of current section 3.1 to section 4, and rename section 4 as just "Analysis" (that would contain all the analysis)</text:span><text:line-break/><text:span text:style-name="T2">- section 3, include screenshot of the crowdsourcing platform</text:span><text:line-break/><text:span text:style-name="T2">- page 5 paragraph 3, provide further details and references concerning the relationship between  GDP and vote buying</text:span><text:line-break/><text:span text:style-name="T2">- page 6 paragraph 3, explain why a triple validation is would be user-friendly and provide a better experience (neither seems straightforward)</text:span><text:line-break/><text:span text:style-name="T2">- page 6 paragraph 3, explain how the users where identified</text:span><text:line-break/><text:span text:style-name="T2">- page 8 paragraph 3, provide examples of possible future analysis</text:span><text:line-break/><text:line-break/><text:span text:style-name="T2">Reviewer: 3</text:span><text:line-break/><text:line-break/><text:span text:style-name="T2">Comments to the Author</text:span><text:line-break/><text:span text:style-name="T2">Great paper, it does well to explain the process and provides an excellent background on the electoral process in Honduras. I highly recommend, revising the paper especially due to language and grammatical errors. The abstract is also very short. Perhaps explain the methodology used.  Words like 'risen', 'bipartidism', 'infraestructure' may need to be corrected. Many more grammatical errors exist in the text.</text:span><text:line-break/><text:span text:style-name="T2">You may also need to explain the term "increasing people disillusion" or rephrase to something better and easier to understand. I would also suggest that providing an explanation on the term 'polling tables' and 'polling tables credentials traffic' or how the mechanism works would be provide great con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Arias</meta:initial-creator>
    <meta:creation-date>2014-11-19T15:54:50.797918282</meta:creation-date>
    <dc:date>2014-11-19T15:55:52.484318151</dc:date>
    <dc:creator>Carlos Arias</dc:creator>
    <meta:editing-duration>P0D</meta:editing-duration>
    <meta:editing-cycles>1</meta:editing-cycles>
    <meta:document-statistic meta:table-count="0" meta:image-count="0" meta:object-count="0" meta:page-count="2" meta:paragraph-count="3" meta:word-count="713" meta:character-count="4445" meta:non-whitespace-character-count="3717"/>
    <meta:generator>LibreOffice/4.2.7.2$Linux_X86_64 LibreOffice_project/420m0$Build-2</meta:generator>
  </office:meta>
</office:document-meta>
</file>